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fill="solid" draw:fill-color="#ffffff" draw:fill-gradient-name="Gradient_20_2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polygon draw:style-name="gr1" draw:text-style-name="P1" draw:layer="layout" svg:width="7cm" svg:height="10.5cm" svg:x="9cm" svg:y="4.5cm" svg:viewBox="0 0 7001 10501" draw:points="4000,0 7000,1000 0,10500 4000,0 4500,0">
          <text:p/>
        </draw:polygon>
        <draw:g>
          <draw:polygon draw:style-name="gr2" draw:text-style-name="P1" draw:layer="layout" svg:width="4.018cm" svg:height="5.868cm" svg:x="2.482cm" svg:y="13cm" svg:viewBox="0 0 4019 5869" draw:points="861,0 0,1355 574,5868 3157,5417 4018,1355 2870,0">
            <text:p/>
          </draw:polygon>
          <draw:ellipse draw:style-name="gr3" draw:text-style-name="P1" draw:layer="layout" svg:width="1.339cm" svg:height="1.564cm" svg:x="3.487cm" svg:y="14.957cm">
            <text:p/>
          </draw:ellipse>
        </draw:g>
        <draw:g>
          <draw:polygon draw:style-name="gr2" draw:text-style-name="P1" draw:layer="layout" svg:width="2.5cm" svg:height="5cm" svg:x="13cm" svg:y="13.5cm" svg:viewBox="0 0 2501 5001" draw:points="536,0 0,1155 357,5000 1964,4616 2500,1155 1786,0">
            <text:p/>
          </draw:polygon>
          <draw:ellipse draw:style-name="gr3" draw:text-style-name="P1" draw:layer="layout" svg:width="0.833cm" svg:height="1.332cm" svg:x="13.625cm" svg:y="15.168cm">
            <text:p/>
          </draw:ellipse>
        </draw:g>
        <draw:g>
          <draw:polygon draw:style-name="gr2" draw:text-style-name="P1" draw:layer="layout" svg:width="3cm" svg:height="5.5cm" svg:x="7cm" svg:y="5cm" svg:viewBox="0 0 3001 5501" draw:points="643,0 0,1270 428,5500 2357,5078 3000,1270 2143,0">
            <text:p/>
          </draw:polygon>
          <draw:ellipse draw:style-name="gr3" draw:text-style-name="P1" draw:layer="layout" svg:width="1cm" svg:height="1.465cm" svg:x="7.75cm" svg:y="6.835cm">
            <text:p/>
          </draw:ellips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2" draw:display-name="Gradient 2" draw:style="axial" draw:start-color="#000080" draw:end-color="#800000" draw:start-intensity="100%" draw:end-intensity="100%" draw:angle="300" draw:border="10%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HG 明朝L Sun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PゴシックB Sun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3.211cm" fo:margin-bottom="9.454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initial-creator>ikeda</meta:initial-creator>
    <meta:creation-date>2006-12-30T00:59:52</meta:creation-date>
    <dc:creator>ikeda</dc:creator>
    <dc:date>2006-12-30T01:07:35</dc:date>
    <dc:language>en-US</dc:language>
    <meta:editing-cycles>2</meta:editing-cycles>
    <meta:editing-duration>PT7M49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